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AMIREZ GUERRA, POL KEYV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42629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95417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AMIREZ GUERRA, POL KEYV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42629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39541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7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7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INTERBANK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2087052</text:p>
          </table:table-cell>
          <table:table-cell table:style-name="Tabla2.D3" office:value-type="string">
            <text:p text:style-name="P17">176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2:21:4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